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69a" officeooo:paragraph-rsid="0008a69a"/>
    </style:style>
    <style:style style:name="P2" style:family="paragraph" style:parent-style-name="Standard">
      <style:text-properties officeooo:rsid="0009b2c8" officeooo:paragraph-rsid="0009b2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5 - </text:p>
      <text:p text:style-name="P1">6.3.3 Histogram</text:p>
      <text:p text:style-name="P1"/>
      <text:p text:style-name="P2">6.4.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16:29:31.740936007</meta:creation-date>
    <dc:date>2022-01-04T16:50:11.879334598</dc:date>
    <meta:editing-duration>PT10M10S</meta:editing-duration>
    <meta:editing-cycles>1</meta:editing-cycles>
    <meta:document-statistic meta:table-count="0" meta:image-count="0" meta:object-count="0" meta:page-count="1" meta:paragraph-count="3" meta:word-count="5" meta:character-count="25" meta:non-whitespace-character-count="22"/>
    <meta:generator>LibreOffice/7.2.2.2$Linux_X86_64 LibreOffice_project/20$Build-2</meta:generator>
  </office:meta>
</office:document-meta>
</file>